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Table1.7" style:family="table-row">
      <style:table-row-properties style:min-row-height="0.847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7cm" style:rel-column-width="9356*"/>
    </style:style>
    <style:style style:name="Table2.B" style:family="table-column">
      <style:table-column-properties style:column-width="2.429cm" style:rel-column-width="9363*"/>
    </style:style>
    <style:style style:name="Table2.C" style:family="table-column">
      <style:table-column-properties style:column-width="2.651cm" style:rel-column-width="10219*"/>
    </style:style>
    <style:style style:name="Table2.D" style:family="table-column">
      <style:table-column-properties style:column-width="2.207cm" style:rel-column-width="8506*"/>
    </style:style>
    <style:style style:name="Table2.G" style:family="table-column">
      <style:table-column-properties style:column-width="2.429cm" style:rel-column-width="936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G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F" style:family="table-column">
      <style:table-column-properties style:column-width="2.835cm" style:rel-column-width="1092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F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F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9cm" style:rel-column-width="9362*"/>
    </style:style>
    <style:style style:name="Table3.G" style:family="table-column">
      <style:table-column-properties style:column-width="2.429cm" style:rel-column-width="9363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G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G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429cm" style:rel-column-width="9362*"/>
    </style:style>
    <style:style style:name="Table5.G" style:family="table-column">
      <style:table-column-properties style:column-width="2.429cm" style:rel-column-width="9363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G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Verdana" fo:font-size="18pt" officeooo:rsid="0012cf31" officeooo:paragraph-rsid="0012cf31" style:font-size-asian="15.75pt" style:font-size-complex="18pt"/>
    </style:style>
    <style:style style:name="P2" style:family="paragraph" style:parent-style-name="Standard">
      <style:text-properties style:font-name="Verdana" fo:font-size="16pt" officeooo:rsid="0012cf31" officeooo:paragraph-rsid="0012cf31" style:font-size-asian="16pt" style:font-size-complex="16pt"/>
    </style:style>
    <style:style style:name="P3" style:family="paragraph" style:parent-style-name="Standard">
      <style:text-properties style:font-name="Verdana" fo:font-size="16pt" officeooo:rsid="001396b5" officeooo:paragraph-rsid="001396b5" style:font-size-asian="14pt" style:font-size-complex="16pt"/>
    </style:style>
    <style:style style:name="P4" style:family="paragraph" style:parent-style-name="Standard">
      <style:text-properties style:font-name="Verdana" fo:font-size="16pt" officeooo:rsid="001396b5" officeooo:paragraph-rsid="0016cb25" style:font-size-asian="14pt" style:font-size-complex="16pt"/>
    </style:style>
    <style:style style:name="P5" style:family="paragraph" style:parent-style-name="Standard">
      <style:text-properties style:font-name="Verdana" fo:font-size="16pt" officeooo:rsid="001c8e64" officeooo:paragraph-rsid="001c8e64" style:font-size-asian="14pt" style:font-size-complex="16pt"/>
    </style:style>
    <style:style style:name="P6" style:family="paragraph" style:parent-style-name="Standard">
      <style:text-properties style:font-name="Verdana" fo:font-size="16pt" officeooo:rsid="001c8e64" officeooo:paragraph-rsid="001cc251" style:font-size-asian="14pt" style:font-size-complex="16pt"/>
    </style:style>
    <style:style style:name="P7" style:family="paragraph" style:parent-style-name="Standard">
      <style:text-properties style:font-name="Verdana" fo:font-size="16pt" officeooo:rsid="001c8e64" officeooo:paragraph-rsid="00371360" style:font-size-asian="14pt" style:font-size-complex="16pt"/>
    </style:style>
    <style:style style:name="P8" style:family="paragraph" style:parent-style-name="Standard">
      <style:text-properties style:font-name="Verdana" fo:font-size="16pt" officeooo:rsid="001db750" officeooo:paragraph-rsid="001db750" style:font-size-asian="14pt" style:font-size-complex="16pt"/>
    </style:style>
    <style:style style:name="P9" style:family="paragraph" style:parent-style-name="Standard">
      <style:text-properties style:font-name="Verdana" fo:font-size="16pt" officeooo:rsid="0022f137" officeooo:paragraph-rsid="0022f137" style:font-size-asian="14pt" style:font-size-complex="16pt"/>
    </style:style>
    <style:style style:name="P10" style:family="paragraph" style:parent-style-name="Standard">
      <style:text-properties style:font-name="Verdana" fo:font-size="16pt" officeooo:rsid="002a2f2d" officeooo:paragraph-rsid="002a2f2d" style:font-size-asian="14pt" style:font-size-complex="16pt"/>
    </style:style>
    <style:style style:name="P11" style:family="paragraph" style:parent-style-name="Standard">
      <style:text-properties style:font-name="Verdana" fo:font-size="16pt" officeooo:rsid="002e44f1" officeooo:paragraph-rsid="002e44f1" style:font-size-asian="14pt" style:font-size-complex="16pt"/>
    </style:style>
    <style:style style:name="P12" style:family="paragraph" style:parent-style-name="Standard">
      <style:text-properties style:font-name="Verdana" fo:font-size="16pt" officeooo:rsid="0033626d" officeooo:paragraph-rsid="0033626d" style:font-size-asian="14pt" style:font-size-complex="16pt"/>
    </style:style>
    <style:style style:name="P13" style:family="paragraph" style:parent-style-name="Standard">
      <style:text-properties style:font-name="Verdana" fo:font-size="16pt" officeooo:rsid="00370a2b" officeooo:paragraph-rsid="00370a2b" style:font-size-asian="14pt" style:font-size-complex="16pt"/>
    </style:style>
    <style:style style:name="P14" style:family="paragraph" style:parent-style-name="Standard">
      <style:text-properties style:font-name="Verdana" fo:font-size="7pt" officeooo:rsid="001db750" officeooo:paragraph-rsid="001db750" style:font-size-asian="6.09999990463257pt" style:font-size-complex="7pt"/>
    </style:style>
    <style:style style:name="P15" style:family="paragraph" style:parent-style-name="Standard">
      <style:text-properties style:font-name="Verdana" fo:font-size="7pt" officeooo:rsid="002a2f2d" officeooo:paragraph-rsid="002a2f2d" style:font-size-asian="6.09999990463257pt" style:font-size-complex="7pt"/>
    </style:style>
    <style:style style:name="P16" style:family="paragraph" style:parent-style-name="Standard">
      <style:text-properties style:font-name="Verdana" fo:font-size="20pt" style:font-size-asian="20pt" style:font-size-complex="20pt"/>
    </style:style>
    <style:style style:name="P17" style:family="paragraph" style:parent-style-name="Standard">
      <style:text-properties style:font-name="Verdana" fo:font-size="12pt" officeooo:rsid="001db750" officeooo:paragraph-rsid="001db750" style:font-size-asian="10.5pt" style:font-size-complex="12pt"/>
    </style:style>
    <style:style style:name="P18" style:family="paragraph" style:parent-style-name="Standard">
      <style:text-properties style:font-name="Verdana" fo:font-size="12pt" officeooo:rsid="002e44f1" officeooo:paragraph-rsid="002e44f1" style:font-size-asian="10.5pt" style:font-size-complex="12pt"/>
    </style:style>
    <style:style style:name="P19" style:family="paragraph" style:parent-style-name="Standard">
      <style:text-properties style:font-name="Verdana" fo:font-size="12pt" officeooo:rsid="002a2f2d" officeooo:paragraph-rsid="003188d2" style:font-size-asian="10.5pt" style:font-size-complex="12pt"/>
    </style:style>
    <style:style style:name="P20" style:family="paragraph" style:parent-style-name="Standard">
      <style:text-properties style:font-name="Verdana" fo:font-size="12pt" officeooo:rsid="0024cb71" officeooo:paragraph-rsid="0024cb71" style:font-size-asian="10.5pt" style:font-size-complex="12pt"/>
    </style:style>
    <style:style style:name="P21" style:family="paragraph" style:parent-style-name="Standard">
      <style:text-properties style:font-name="Verdana" fo:font-size="12pt" officeooo:rsid="00390063" officeooo:paragraph-rsid="00390063" style:font-size-asian="10.5pt" style:font-size-complex="12pt"/>
    </style:style>
    <style:style style:name="P22" style:family="paragraph" style:parent-style-name="Frame_20_contents">
      <style:text-properties officeooo:rsid="0016cb25" officeooo:paragraph-rsid="0016cb25"/>
    </style:style>
    <style:style style:name="P23" style:family="paragraph" style:parent-style-name="Standard">
      <style:text-properties officeooo:paragraph-rsid="001ec59a"/>
    </style:style>
    <style:style style:name="P24" style:family="paragraph" style:parent-style-name="Standard">
      <style:text-properties fo:font-style="italic" officeooo:paragraph-rsid="001ec59a" style:font-style-asian="italic" style:font-style-complex="italic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">
      <style:paragraph-properties fo:keep-with-next="always"/>
    </style:style>
    <style:style style:name="P28" style:family="paragraph" style:parent-style-name="Tabela">
      <style:paragraph-properties fo:keep-with-next="always"/>
    </style:style>
    <style:style style:name="P29" style:family="paragraph" style:parent-style-name="Standard">
      <style:text-properties officeooo:paragraph-rsid="0022f137"/>
    </style:style>
    <style:style style:name="P30" style:family="paragraph" style:parent-style-name="Table_20_Contents">
      <style:text-properties officeooo:rsid="003188d2" officeooo:paragraph-rsid="003188d2"/>
    </style:style>
    <style:style style:name="P31" style:family="paragraph" style:parent-style-name="Standard">
      <style:text-properties style:font-name="Verdana" fo:font-size="12pt" officeooo:rsid="0033626d" officeooo:paragraph-rsid="0033626d" style:font-size-asian="10.5pt" style:font-size-complex="12pt"/>
    </style:style>
    <style:style style:name="P32" style:family="paragraph" style:parent-style-name="Standard">
      <style:text-properties style:font-name="Verdana" fo:font-size="12pt" officeooo:rsid="00370a2b" officeooo:paragraph-rsid="002a2f2d" style:font-size-asian="10.5pt" style:font-size-complex="12pt"/>
    </style:style>
    <style:style style:name="P33" style:family="paragraph" style:parent-style-name="Standard">
      <style:text-properties style:font-name="Verdana" fo:font-size="12pt" officeooo:rsid="001d087a" officeooo:paragraph-rsid="00371360" style:font-size-asian="10.5pt" style:font-size-complex="12pt"/>
    </style:style>
    <style:style style:name="T1" style:family="text">
      <style:text-properties style:font-name="Verdana" fo:font-size="16pt" officeooo:rsid="001396b5" style:font-size-asian="14pt" style:font-size-complex="16pt"/>
    </style:style>
    <style:style style:name="T2" style:family="text">
      <style:text-properties style:font-name="Verdana" fo:font-size="16pt" officeooo:rsid="0022f137" style:font-size-asian="14pt" style:font-size-complex="16pt"/>
    </style:style>
    <style:style style:name="T3" style:family="text">
      <style:text-properties style:font-name="Verdana" fo:font-size="12pt" officeooo:rsid="001396b5" style:font-size-asian="10.5pt" style:font-size-complex="12pt"/>
    </style:style>
    <style:style style:name="T4" style:family="text">
      <style:text-properties style:font-name="Verdana" fo:font-size="12pt" officeooo:rsid="00151c5f" style:font-size-asian="10.5pt" style:font-size-complex="12pt"/>
    </style:style>
    <style:style style:name="T5" style:family="text">
      <style:text-properties style:font-name="Verdana" fo:font-size="12pt" officeooo:rsid="001594c5" style:font-size-asian="10.5pt" style:font-size-complex="12pt"/>
    </style:style>
    <style:style style:name="T6" style:family="text">
      <style:text-properties style:font-name="Verdana" fo:font-size="12pt" officeooo:rsid="0016cb25" style:font-size-asian="10.5pt" style:font-size-complex="12pt"/>
    </style:style>
    <style:style style:name="T7" style:family="text">
      <style:text-properties style:font-name="Verdana" fo:font-size="12pt" officeooo:rsid="001e990a" style:font-size-asian="10.5pt" style:font-size-complex="12pt"/>
    </style:style>
    <style:style style:name="T8" style:family="text">
      <style:text-properties style:font-name="Verdana" fo:font-size="12pt" officeooo:rsid="001e9ed5" style:font-size-asian="10.5pt" style:font-size-complex="12pt"/>
    </style:style>
    <style:style style:name="T9" style:family="text">
      <style:text-properties style:font-name="Verdana" fo:font-size="12pt" officeooo:rsid="001ec59a" style:font-size-asian="10.5pt" style:font-size-complex="12pt"/>
    </style:style>
    <style:style style:name="T10" style:family="text">
      <style:text-properties style:font-name="Verdana" fo:font-size="12pt" officeooo:rsid="00218e4a" style:font-size-asian="10.5pt" style:font-size-complex="12pt"/>
    </style:style>
    <style:style style:name="T11" style:family="text">
      <style:text-properties style:font-name="Verdana" fo:font-size="12pt" officeooo:rsid="0021bda9" style:font-size-asian="10.5pt" style:font-size-complex="12pt"/>
    </style:style>
    <style:style style:name="T12" style:family="text">
      <style:text-properties style:font-name="Verdana" fo:font-size="12pt" officeooo:rsid="0022f137" style:font-size-asian="10.5pt" style:font-size-complex="12pt"/>
    </style:style>
    <style:style style:name="T13" style:family="text">
      <style:text-properties style:font-name="Verdana" fo:font-size="12pt" officeooo:rsid="002af416" style:font-size-asian="10.5pt" style:font-size-complex="12pt"/>
    </style:style>
    <style:style style:name="T14" style:family="text">
      <style:text-properties style:font-name="Verdana" fo:font-size="12pt" officeooo:rsid="0024cb71" style:font-size-asian="10.5pt" style:font-size-complex="12pt"/>
    </style:style>
    <style:style style:name="T15" style:family="text">
      <style:text-properties style:font-name="Verdana" fo:font-size="12pt" officeooo:rsid="00278c04" style:font-size-asian="10.5pt" style:font-size-complex="12pt"/>
    </style:style>
    <style:style style:name="T16" style:family="text">
      <style:text-properties style:font-name="Verdana" fo:font-size="12pt" officeooo:rsid="00263200" style:font-size-asian="10.5pt" style:font-size-complex="12pt"/>
    </style:style>
    <style:style style:name="T17" style:family="text">
      <style:text-properties fo:font-size="14pt" style:font-size-asian="12.25pt" style:font-size-complex="14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396b5" style:font-size-asian="12pt" style:font-size-complex="12pt"/>
    </style:style>
    <style:style style:name="T20" style:family="text">
      <style:text-properties fo:font-size="12pt" style:font-size-asian="10.5pt" style:font-size-complex="12pt"/>
    </style:style>
    <style:style style:name="T21" style:family="text">
      <style:text-properties fo:font-size="12pt" officeooo:rsid="0016cb25" style:font-size-asian="10.5pt" style:font-size-complex="12pt"/>
    </style:style>
    <style:style style:name="T22" style:family="text">
      <style:text-properties fo:font-size="12pt" officeooo:rsid="00188ef0" style:font-size-asian="10.5pt" style:font-size-complex="12pt"/>
    </style:style>
    <style:style style:name="T23" style:family="text">
      <style:text-properties fo:font-size="12pt" officeooo:rsid="0019d922" style:font-size-asian="10.5pt" style:font-size-complex="12pt"/>
    </style:style>
    <style:style style:name="T24" style:family="text">
      <style:text-properties fo:font-size="12pt" officeooo:rsid="001a4a05" style:font-size-asian="10.5pt" style:font-size-complex="12pt"/>
    </style:style>
    <style:style style:name="T25" style:family="text">
      <style:text-properties fo:font-size="12pt" officeooo:rsid="001cc251" style:font-size-asian="10.5pt" style:font-size-complex="12pt"/>
    </style:style>
    <style:style style:name="T26" style:family="text">
      <style:text-properties fo:font-size="12pt" officeooo:rsid="001d087a" style:font-size-asian="10.5pt" style:font-size-complex="12pt"/>
    </style:style>
    <style:style style:name="T27" style:family="text">
      <style:text-properties fo:font-size="12pt" officeooo:rsid="001db750" style:font-size-asian="10.5pt" style:font-size-complex="12pt"/>
    </style:style>
    <style:style style:name="T28" style:family="text">
      <style:text-properties fo:font-size="12pt" officeooo:rsid="001e990a" style:font-size-asian="10.5pt" style:font-size-complex="12pt"/>
    </style:style>
    <style:style style:name="T29" style:family="text">
      <style:text-properties fo:font-size="12pt" officeooo:rsid="0022f137" style:font-size-asian="10.5pt" style:font-size-complex="12pt"/>
    </style:style>
    <style:style style:name="T30" style:family="text">
      <style:text-properties fo:font-size="12pt" officeooo:rsid="0024cb71" style:font-size-asian="10.5pt" style:font-size-complex="12pt"/>
    </style:style>
    <style:style style:name="T31" style:family="text">
      <style:text-properties fo:font-size="12pt" officeooo:rsid="002af416" style:font-size-asian="10.5pt" style:font-size-complex="12pt"/>
    </style:style>
    <style:style style:name="T32" style:family="text">
      <style:text-properties fo:font-size="12pt" officeooo:rsid="002b1a23" style:font-size-asian="10.5pt" style:font-size-complex="12pt"/>
    </style:style>
    <style:style style:name="T33" style:family="text">
      <style:text-properties fo:font-size="12pt" officeooo:rsid="002c7188" style:font-size-asian="10.5pt" style:font-size-complex="12pt"/>
    </style:style>
    <style:style style:name="T34" style:family="text">
      <style:text-properties fo:font-size="12pt" officeooo:rsid="002cad77" style:font-size-asian="10.5pt" style:font-size-complex="12pt"/>
    </style:style>
    <style:style style:name="T35" style:family="text">
      <style:text-properties fo:font-size="12pt" officeooo:rsid="00303437" style:font-size-asian="10.5pt" style:font-size-complex="12pt"/>
    </style:style>
    <style:style style:name="T36" style:family="text">
      <style:text-properties fo:font-size="12pt" officeooo:rsid="0034ebf2" style:font-size-asian="10.5pt" style:font-size-complex="12pt"/>
    </style:style>
    <style:style style:name="T37" style:family="text">
      <style:text-properties fo:font-size="12pt" officeooo:rsid="0035c6ab" style:font-size-asian="10.5pt" style:font-size-complex="12pt"/>
    </style:style>
    <style:style style:name="T38" style:family="text">
      <style:text-properties fo:font-size="12pt" officeooo:rsid="00370a2b" style:font-size-asian="10.5pt" style:font-size-complex="12pt"/>
    </style:style>
    <style:style style:name="T39" style:family="text">
      <style:text-properties fo:font-size="12pt" officeooo:rsid="00371360" style:font-size-asian="10.5pt" style:font-size-complex="12pt"/>
    </style:style>
    <style:style style:name="T40" style:family="text">
      <style:text-properties fo:font-size="12pt" officeooo:rsid="0037ba83" style:font-size-asian="10.5pt" style:font-size-complex="12pt"/>
    </style:style>
    <style:style style:name="T41" style:family="text">
      <style:text-properties fo:font-size="12pt" officeooo:rsid="0038117b" style:font-size-asian="10.5pt" style:font-size-complex="12pt"/>
    </style:style>
    <style:style style:name="T42" style:family="text">
      <style:text-properties fo:font-size="12pt" officeooo:rsid="00390063" style:font-size-asian="10.5pt" style:font-size-complex="12pt"/>
    </style:style>
    <style:style style:name="T43" style:family="text">
      <style:text-properties officeooo:rsid="001b6130"/>
    </style:style>
    <style:style style:name="T44" style:family="text">
      <style:text-properties officeooo:rsid="0024cb71"/>
    </style:style>
    <style:style style:name="T45" style:family="text">
      <style:text-properties officeooo:rsid="002af416"/>
    </style:style>
    <style:style style:name="T46" style:family="text">
      <style:text-properties officeooo:rsid="002cad77"/>
    </style:style>
    <style:style style:name="T47" style:family="text">
      <style:text-properties officeooo:rsid="003188d2"/>
    </style:style>
    <style:style style:name="T48" style:family="text">
      <style:text-properties officeooo:rsid="0033626d"/>
    </style:style>
    <style:style style:name="T49" style:family="text">
      <style:text-properties officeooo:rsid="0037ba83"/>
    </style:style>
    <style:style style:name="T50" style:family="text">
      <style:text-properties officeooo:rsid="00390063"/>
    </style:style>
    <style:style style:name="T51" style:family="text">
      <style:text-properties officeooo:rsid="0039bd9b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6pt solid #000000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5cm" fo:border="0.06pt solid #000000" draw:wrap-influence-on-position="once-concurrent" loext:allow-overlap="true" loext:decorative="false">
        <style:columns fo:column-count="1" fo:column-gap="0cm"/>
      </style:graphic-properties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  <text:sequence-decl text:display-outline-level="0" text:name="Texto"/>
      </text:sequence-decls>
      <text:dde-connection-decls/>
      <text:p text:style-name="P16">LCS Paralelo</text:p>
      <text:p text:style-name="P16">Luiz Henrique Murback Wiedmer</text:p>
      <text:p text:style-name="P16">GRR20221234</text:p>
      <text:p text:style-name="P2">1.Introdução</text:p>
      <text:p text:style-name="P1"><text:tab/><text:span text:style-name="T17">E</text:span><text:span text:style-name="T18">ste documento tem como intenção mostrar um método para a paralelização do algoritmo LCS(Longest Common Subsequence), métodos de teste do algoritmo, resultados dos testes e conclusões com relação </text:span><text:span text:style-name="T19">ao nível de eficiência do algoritmo apresentado em comparação com o algoritmo serial e com os resultados esperados baseados em cálculos ideais.</text:span></text:p>
      <text:p text:style-name="P3">2.Algoritmo</text:p>
      <text:p text:style-name="Text_20_body"><text:span text:style-name="T1"><text:tab/></text:span><text:span text:style-name="T3">O algoritmo para cálculo da LCS utilizado como base é baseado em programação dinâmica, </text:span><text:span text:style-name="T4">evitando o custo </text:span><text:span text:style-name="T5">computacional alto</text:span><text:span text:style-name="T4"> de </text:span><text:span text:style-name="T4"><draw:frame draw:style-name="fr3" draw:name="Object1" text:anchor-type="as-char" svg:y="-0.446cm" svg:width="1.928cm" svg:height="0.5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<text:s/>da versão ingênua(algoritmo recursivo), </text:span><text:span text:style-name="T5">por um custo de </text:span><text:span text:style-name="T5"><draw:frame draw:style-name="fr3" draw:name="Object2" text:anchor-type="as-char" svg:y="-0.388cm" svg:width="1.499cm" svg:height="0.51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. </text:span><text:span text:style-name="T6">O algoritmo em C é:</text:span></text:p>
      <text:p text:style-name="P4"><draw:frame draw:style-name="fr2" draw:name="LCS Serial C code" text:anchor-type="char" svg:x="0.229cm" svg:y="-0.09cm" svg:width="17.632cm" draw:z-index="2"><draw:text-box fo:min-height="9.569cm"><text:p text:style-name="P22">int LCS(mtype ** scoreMatrix, int sizeA, int sizeB, char * seqA, char *seqB) {</text:p><text:p text:style-name="P22"><text:tab/>int i, j;</text:p><text:p text:style-name="P22"><text:tab/>double start_time, endtime;</text:p><text:p text:style-name="P22"><text:tab/>for (i = 1; i &lt; sizeB + 1; i++) {</text:p><text:p text:style-name="P22"><text:tab/><text:tab/>for (j = 1; j &lt; sizeA + 1; j++) {</text:p><text:p text:style-name="P22"><text:tab/><text:tab/><text:tab/>if (seqA[j - 1] == seqB[i - 1]) {</text:p><text:p text:style-name="P22"><text:tab/><text:tab/><text:tab/><text:tab/>/* if elements in both sequences match,</text:p><text:p text:style-name="P22"><text:tab/><text:tab/><text:tab/><text:tab/> the corresponding score will be the score from</text:p><text:p text:style-name="P22"><text:tab/><text:tab/><text:tab/><text:tab/> previous elements + 1*/</text:p><text:p text:style-name="P22"><text:tab/><text:tab/><text:tab/><text:tab/>scoreMatrix[i][j] = scoreMatrix[i - 1][j - 1] + 1;</text:p><text:p text:style-name="P22"><text:tab/><text:tab/><text:tab/>} else {</text:p><text:p text:style-name="P22"><text:tab/><text:tab/><text:tab/><text:tab/>/* else, pick the maximum value (score) from left and upper elements*/</text:p><text:p text:style-name="P22"><text:tab/><text:tab/><text:tab/><text:tab/>scoreMatrix[i][j] =</text:p><text:p text:style-name="P22"><text:tab/><text:tab/><text:tab/><text:tab/><text:tab/><text:tab/>max(scoreMatrix[i-1][j], scoreMatrix[i][j-1]);</text:p><text:p text:style-name="P22"><text:tab/><text:tab/><text:tab/>}</text:p><text:p text:style-name="P22"><text:tab/><text:tab/>}</text:p><text:p text:style-name="P22"><text:tab/>}</text:p><text:p text:style-name="P22"><text:tab/>return scoreMatrix[sizeB][sizeA];</text:p><text:p text:style-name="P22">}</text:p><text:p text:style-name="Text">Text<text:span text:style-name="T43">o</text:span> <text:sequence text:ref-name="refText0" text:name="Text" text:formula="ooow:Text+1" style:num-format="1">1</text:sequence>: <text:span text:style-name="T43">Código LCS Serial em C</text:span></text:p></draw:text-box></draw:frame><text:span text:style-name="T21">O funcionamento é simples: é utilizada uma matriz para </text:span><text:span text:style-name="T24">contar o comprimento</text:span><text:span text:style-name="T21"> da subsequência em cada ponto das strings(</text:span><text:span text:style-name="T24">o</text:span><text:span text:style-name="T21"> valor na posição </text:span><text:span text:style-name="T22">scoreMatrix</text:span><text:span text:style-name="T21">[i][j] da matriz representa o comprimento da maior subsequência comum entre os prefixos seqA[0..i-1] e seqB[0..j-1]), caso os elementos analisados sejam iguais, o valor de </text:span><text:span text:style-name="T22">scoreMatrix</text:span><text:span text:style-name="T21">[i</text:span><text:span text:style-name="T22">][j]</text:span><text:span text:style-name="T21"> na tabela será o valor d</text:span><text:span text:style-name="T22">e (scoreMatrix[i-1][j-1] + 1), que é o </text:span><text:span text:style-name="T23">tamanho</text:span><text:span text:style-name="T22"> da subsequência até aquele momento, mais o caractere analisado. Se forem diferentes, é escolhido o maior valor entre scoreMatrix[i-1][j] e scoreMatrix[i][j-1], </text:span><text:span text:style-name="T23">o que faz com que os caracteres diferentes sejam ignorados, e o algoritmo continue calculando a subsequência mais longa.</text:span></text:p>
      <text:p text:style-name="P5"><text:soft-page-break/>3.Estratégia de Paralelização</text:p>
      <text:p text:style-name="P6"><text:tab/><text:span text:style-name="T20">A maior dificuldade ao tentar paralelizar esse algoritmo é o fato de que </text:span><text:span text:style-name="T25">o cálculo de cada célula da matriz depende das células na diagonal esquerda superior, na esquerda e acima, o que faz com que uma paralelização ingênua, calcular os elementos de cada linha de maneira paralela, por exemplo, não funcione. Por conta disso, a tática mais básica a ser aplicada é calcular cada diagonal de maneira paralela, descendo a partir do elemento scoreMatrix[1][1](já que a linha e a coluna 0 já foram enchidos com 0 para possibilitar o cálculo), assim, as dependências sempre estarão prontas quando necessárias.</text:span></text:p>
      <text:p text:style-name="P7"><text:span text:style-name="T25"><text:tab/></text:span><text:span text:style-name="T26">O problema desse método é que, por acesso de memória em diagonal, ocorrem muitos cache-misses, o que faz com que ele tenha velocidades próximas à versão serial, e muitas vezes até piores. Pensando nisso, </text:span><text:span text:style-name="T39">o seguinte algoritmo em C foi produzido:</text:span></text:p>
      <text:p text:style-name="P7"><draw:frame draw:style-name="fr1" draw:name="Frame1" text:anchor-type="char" svg:x="0.265cm" svg:y="0.365cm" svg:width="16.274cm" draw:z-index="3"><draw:text-box fo:min-height="16.997cm"><text:p text:style-name="Frame_20_contents">void processaBloco(mtype** scoreMatrix, int sizeA, int sizeB, int i_block, int j_block, const char* seqA, const char* seqB) {</text:p><text:p text:style-name="Frame_20_contents"><text:s text:c="4"/>int i_start = i_block * blockSize;</text:p><text:p text:style-name="Frame_20_contents"><text:s text:c="4"/>int j_start = j_block * blockSize;</text:p><text:p text:style-name="Frame_20_contents"><text:s text:c="4"/>int i_end = (i_start + blockSize &lt; sizeB + 1) ? i_start + blockSize : sizeB + 1;</text:p><text:p text:style-name="Frame_20_contents"><text:s text:c="4"/>int j_end = (j_start + blockSize &lt; sizeA + 1) ? j_start + blockSize : sizeA + 1;</text:p><text:p text:style-name="Frame_20_contents"><text:s text:c="4"/>for (int i = i_start; i &lt; i_end; ++i) {</text:p><text:p text:style-name="Frame_20_contents"><text:s text:c="8"/>for (int j = j_start; j &lt; j_end; ++j) {</text:p><text:p text:style-name="Frame_20_contents"><text:s text:c="12"/>if (i == 0 || j == 0) {</text:p><text:p text:style-name="Frame_20_contents"><text:s text:c="16"/>scoreMatrix[i][j] = 0;</text:p><text:p text:style-name="Frame_20_contents"><text:s text:c="12"/>} else if (seqB[i - 1] == seqA[j - 1]) {</text:p><text:p text:style-name="Frame_20_contents"><text:s text:c="16"/>scoreMatrix[i][j] = scoreMatrix[i - 1][j - 1] + 1;</text:p><text:p text:style-name="Frame_20_contents"><text:s text:c="12"/>} else {</text:p><text:p text:style-name="Frame_20_contents"><text:s text:c="16"/>scoreMatrix[i][j] = max(scoreMatrix[i - 1][j], scoreMatrix[i][j - 1]);</text:p><text:p text:style-name="Frame_20_contents"><text:s text:c="12"/>}</text:p><text:p text:style-name="Frame_20_contents"><text:s text:c="8"/>}</text:p><text:p text:style-name="Frame_20_contents"><text:s text:c="4"/>}</text:p><text:p text:style-name="Frame_20_contents">}</text:p><text:p text:style-name="Frame_20_contents"/><text:p text:style-name="Frame_20_contents">int LCS(mtype ** scoreMatrix, int sizeA, int sizeB, char * seqA, char *seqB, int numThreads) {</text:p><text:p text:style-name="Frame_20_contents"><text:tab/>int bi = (sizeB + blockSize) / blockSize;</text:p><text:p text:style-name="Frame_20_contents"><text:s text:c="4"/>int bj = (sizeA + blockSize) / blockSize;</text:p><text:p text:style-name="Frame_20_contents"><text:s text:c="4"/>for (int d = 0; d &lt;= bi + bj - 2; ++d) {</text:p><text:p text:style-name="Frame_20_contents"><text:s text:c="8"/>#pragma omp parallel for num_threads(numThreads)</text:p><text:p text:style-name="Frame_20_contents"><text:s text:c="8"/>for (int i = 0; i &lt;= d; ++i) {</text:p><text:p text:style-name="Frame_20_contents"><text:s text:c="12"/>int j = d - i;</text:p><text:p text:style-name="Frame_20_contents"><text:s text:c="12"/>if (i &lt; bi &amp;&amp; j &lt; bj) {</text:p><text:p text:style-name="Frame_20_contents"><text:s text:c="16"/>processaBloco(scoreMatrix, sizeA, sizeB, i, j, seqA, seqB);</text:p><text:p text:style-name="Frame_20_contents"><text:s text:c="12"/>}</text:p><text:p text:style-name="Frame_20_contents"><text:s text:c="8"/>}</text:p><text:p text:style-name="Frame_20_contents"><text:s text:c="4"/>}</text:p><text:p text:style-name="Frame_20_contents"><text:tab/>return scoreMatrix[sizeB][sizeA];</text:p><text:p text:style-name="Frame_20_contents">}</text:p><text:p text:style-name="Texto">Texto <text:span text:style-name="T49">2</text:span>: Algoritmo Paralelo com Blocking</text:p></draw:text-box></draw:frame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pan text:style-name="T39"/></text:p>
      <text:p text:style-name="P7"><text:soft-page-break/><text:span text:style-name="T39"><text:tab/>A ideia é que </text:span><text:span text:style-name="T26">ao invés de simplesmente calcular cada célula de uma diagonal em paralelo, a matriz é dividida em blocos. Blocos na mesma diagonal são calculados em paralelo, assim como no método anterior, porém o cálculo de cada célula no interior do bloco ocorre de maneira serial(do mesmo jeito explicado no capítulo anterior).</text:span><text:span text:style-name="T39"> </text:span><text:span text:style-name="T26">Essa mudança melhora muito o uso de cache, especialmente se o tamanho do bloco for escolhido corretamente, </text:span><text:span text:style-name="T32">além de que faz com que uma thread realize mais trabalho, reduzindo o número de vezes em que novas threads são criadas e o trabalho é divido entre elas,</text:span><text:span text:style-name="T26"> </text:span><text:span text:style-name="T32">por conta</text:span><text:span text:style-name="T27"> </text:span><text:span text:style-name="T32">disso, essa versão </text:span><text:span text:style-name="T27">apre</text:span><text:span text:style-name="T32">s</text:span><text:span text:style-name="T27">entou tempos melhores, como será mostrado a seguir.</text:span></text:p>
      <text:p text:style-name="P7"><text:span text:style-name="T27"/></text:p>
      <text:p text:style-name="P8">4.Metodologia</text:p>
      <text:p text:style-name="P8"><text:tab/><text:span text:style-name="T20">Para a realização dos testes do algoritmo, foram utilizadas as seguintes </text:span></text:p>
      <text:p text:style-name="P17">SO: Linux Mint 22.1 Cinnamon</text:p>
      <text:p text:style-name="P17">Kernel do Linux: <text:s/>6.8.0-59-generic</text:p>
      <text:p text:style-name="P8"><text:span text:style-name="T20">Processador: 12th Gen Intel© Core™ i5-12400F × 6</text:span><text:span text:style-name="T30"> (Intel Turbo Boost desligado)</text:span></text:p>
      <text:p text:style-name="P11"><text:span text:style-name="T30">C</text:span><text:span text:style-name="T20">ache L1: 80KB(por núcleo)</text:span></text:p>
      <text:p text:style-name="P18">Cache L2: 1,25MB(por núcleo)</text:p>
      <text:p text:style-name="P18">Cache L3: 18MB(<text:span text:style-name="T51">compartilhada</text:span>)</text:p>
      <text:p text:style-name="P17">Compilador: gcc (Ubuntu 13.3.0-6ubuntu2~24.04) 13.3.0</text:p>
      <text:p text:style-name="P17">Flags: -O3</text:p>
      <text:p text:style-name="P20">Ferramenta para contagem do tempo <text:span text:style-name="T50">do programa</text:span>: perf</text:p>
      <text:p text:style-name="P21">Ferramenta para contagem do tempo da parte paraleizada: omp_get_wtime()</text:p>
      <text:p text:style-name="P8"><text:span text:style-name="T20"><text:tab/>O tamanho do blocking utilizado foi 1024x1024, já que esse tamanho apresentou os melhores resultados em testes anteriores, provavelmente por </text:span><text:span text:style-name="T28">melhor fazer uso da cache (1024x1024 é o maior bloco com base 2 que cabe na cache L2 de um núcleo individual físico </text:span><text:span text:style-name="T29">do processador dos testes</text:span><text:span text:style-name="T28">), além de permitir um bom nível de paralelização.</text:span></text:p>
      <text:p text:style-name="P23"><text:span text:style-name="T7"><text:tab/>Cada teste foi </text:span><text:span text:style-name="T8">realizado</text:span><text:span text:style-name="T7"> 20 vezes, </text:span><text:span text:style-name="T10">e os seguintes resultados foram </text:span><text:span text:style-name="T11">observados</text:span><text:span text:style-name="T9">:</text:span></text:p>
      <text:p text:style-name="P23"><text:span text:style-name="T9"/></text:p>
      <text:p text:style-name="P24">Tabela <text:sequence text:ref-name="refTabela0" text:name="Tabela" text:formula="ooow:Tabela+1" style:num-format="1">1</text:sequence>: Tempo Médio/Desvio padrão <text:span text:style-name="T44">médio</text:span> de cada teste</text:p>
      <table:table table:name="Table1" table:style-name="Table1" table:template-name="Default Style">
        <office:dde-source office:name="soffice1" office:dde-application="soffice" office:dde-item="/home/lhwiedmer/Documents/faculdade/paralela/t1_prog_paralela/tabela_final.ods" office:dde-topic="tabela_final.A1:G7" office:automatic-update="true"/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Threads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G1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5">Tam</text:p>
          </table:table-cell>
          <table:table-cell table:style-name="Table1.A2" office:value-type="string">
            <text:p text:style-name="P25">Serial</text:p>
          </table:table-cell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5">4</text:p>
          </table:table-cell>
          <table:table-cell table:style-name="Table1.A2" office:value-type="string">
            <text:p text:style-name="P25">8</text:p>
          </table:table-cell>
          <table:table-cell table:style-name="Table1.G2" office:value-type="string">
            <text:p text:style-name="P25">12</text:p>
          </table:table-cell>
        </table:table-row>
        <table:table-row>
          <table:table-cell table:style-name="Table1.A2" office:value-type="string">
            <text:p text:style-name="P25">20000</text:p>
          </table:table-cell>
          <table:table-cell table:style-name="Table1.A2" office:value-type="string">
            <text:p text:style-name="P25">1,12/0,025</text:p>
          </table:table-cell>
          <table:table-cell table:style-name="Table1.A2" office:value-type="string">
            <text:p text:style-name="P25">1,22/0,001</text:p>
          </table:table-cell>
          <table:table-cell table:style-name="Table1.A2" office:value-type="string">
            <text:p text:style-name="P25">0,68/0,002</text:p>
          </table:table-cell>
          <table:table-cell table:style-name="Table1.A2" office:value-type="string">
            <text:p text:style-name="P25">0,50/0,001</text:p>
          </table:table-cell>
          <table:table-cell table:style-name="Table1.A2" office:value-type="string">
            <text:p text:style-name="P25">0,39/0,001</text:p>
          </table:table-cell>
          <table:table-cell table:style-name="Table1.G2" office:value-type="string">
            <text:p text:style-name="P25">0,34/0,001</text:p>
          </table:table-cell>
        </table:table-row>
        <table:table-row>
          <table:table-cell table:style-name="Table1.A2" office:value-type="string">
            <text:p text:style-name="P25">40000</text:p>
          </table:table-cell>
          <table:table-cell table:style-name="Table1.A2" office:value-type="string">
            <text:p text:style-name="P25">4,47/0,072</text:p>
          </table:table-cell>
          <table:table-cell table:style-name="Table1.A2" office:value-type="string">
            <text:p text:style-name="P25">4,90/0,009</text:p>
          </table:table-cell>
          <table:table-cell table:style-name="Table1.A2" office:value-type="string">
            <text:p text:style-name="P25">2,64/0,005</text:p>
          </table:table-cell>
          <table:table-cell table:style-name="Table1.A2" office:value-type="string">
            <text:p text:style-name="P25">1,87/0,003</text:p>
          </table:table-cell>
          <table:table-cell table:style-name="Table1.A2" office:value-type="string">
            <text:p text:style-name="P25">1,43/0,030</text:p>
          </table:table-cell>
          <table:table-cell table:style-name="Table1.G2" office:value-type="string">
            <text:p text:style-name="P25">1,21/0,005</text:p>
          </table:table-cell>
        </table:table-row>
        <table:table-row table:style-name="Table1.5">
          <table:table-cell table:style-name="Table1.A2" office:value-type="string">
            <text:p text:style-name="P25">60000</text:p>
          </table:table-cell>
          <table:table-cell table:style-name="Table1.A2" office:value-type="string">
            <text:p text:style-name="P25">9,86/0,103</text:p>
          </table:table-cell>
          <table:table-cell table:style-name="Table1.A2" office:value-type="string">
            <text:p text:style-name="P25">11,03/0,018</text:p>
          </table:table-cell>
          <table:table-cell table:style-name="Table1.A2" office:value-type="string">
            <text:p text:style-name="P25">5,86/0,010</text:p>
          </table:table-cell>
          <table:table-cell table:style-name="Table1.A2" office:value-type="string">
            <text:p text:style-name="P25">4,11/0,015</text:p>
          </table:table-cell>
          <table:table-cell table:style-name="Table1.A2" office:value-type="string">
            <text:p text:style-name="P25">3,10/0,060</text:p>
          </table:table-cell>
          <table:table-cell table:style-name="Table1.G2" office:value-type="string">
            <text:p text:style-name="P25">2,58/0,024</text:p>
          </table:table-cell>
        </table:table-row>
        <table:table-row>
          <table:table-cell table:style-name="Table1.A2" office:value-type="string">
            <text:p text:style-name="P25">80000</text:p>
          </table:table-cell>
          <table:table-cell table:style-name="Table1.A2" office:value-type="string">
            <text:p text:style-name="P25">17,86/0,097</text:p>
          </table:table-cell>
          <table:table-cell table:style-name="Table1.A2" office:value-type="string">
            <text:p text:style-name="P25">19,75/0,026</text:p>
          </table:table-cell>
          <table:table-cell table:style-name="Table1.A2" office:value-type="string">
            <text:p text:style-name="P25">10,55/0,022</text:p>
          </table:table-cell>
          <table:table-cell table:style-name="Table1.A2" office:value-type="string">
            <text:p text:style-name="P25">7,47/0,012</text:p>
          </table:table-cell>
          <table:table-cell table:style-name="Table1.A2" office:value-type="string">
            <text:p text:style-name="P25">5,61/0,035</text:p>
          </table:table-cell>
          <table:table-cell table:style-name="Table1.G2" office:value-type="string">
            <text:p text:style-name="P25">4,73/0,011</text:p>
          </table:table-cell>
        </table:table-row>
        <table:table-row table:style-name="Table1.7">
          <table:table-cell table:style-name="Table1.A2" office:value-type="string">
            <text:p text:style-name="P25">100000</text:p>
          </table:table-cell>
          <table:table-cell table:style-name="Table1.A2" office:value-type="string">
            <text:p text:style-name="P25">27,66/0,127</text:p>
          </table:table-cell>
          <table:table-cell table:style-name="Table1.A2" office:value-type="string">
            <text:p text:style-name="P25">30,73/0,056</text:p>
          </table:table-cell>
          <table:table-cell table:style-name="Table1.A2" office:value-type="string">
            <text:p text:style-name="P25">16,28/0,025</text:p>
          </table:table-cell>
          <table:table-cell table:style-name="Table1.A2" office:value-type="string">
            <text:p text:style-name="P25">11,46/0,016</text:p>
          </table:table-cell>
          <table:table-cell table:style-name="Table1.A2" office:value-type="string">
            <text:p text:style-name="P25">8,50/0,059</text:p>
          </table:table-cell>
          <table:table-cell table:style-name="Table1.G2" office:value-type="string">
            <text:p text:style-name="P25">7,06/0,025</text:p>
          </table:table-cell>
        </table:table-row>
      </table:table>
      <text:p text:style-name="P14"/>
      <text:p text:style-name="P14"/>
      <text:p text:style-name="P9">5.Região Sequencial e Speedup <text:span text:style-name="T45">Ideal</text:span></text:p>
      <text:p text:style-name="P29"><text:span text:style-name="T2"><text:tab/></text:span><text:span text:style-name="T12">Para possibilitar o cálculo do Speedup máximo </text:span><text:span text:style-name="T13">ideal</text:span><text:span text:style-name="T12">, foi necessário medir o tempo que o algoritmo sequencial gastou para realizar tarefas que não seriam </text:span><text:soft-page-break/><text:span text:style-name="T12">paralelizadas. Para isso, </text:span><text:span text:style-name="T14">em cada teste foi calculado o tempo total do programa(como mostrado na Tabela 1), e o tempo apenas do algoritmo LCS(com a função omp_get_wtime()), </text:span><text:span text:style-name="T15">subtraindo esses dois valores foi possível obter o tempo puramente sequencial,</text:span><text:span text:style-name="T14"> e utilizando os dados coletados nos testes do algoritmo sequencial original, a porcentagem média de tempo puramente sequencial entre as diferentes entradas foi de 4,37%. Com </text:span><text:span text:style-name="T15">isso</text:span><text:span text:style-name="T14">, é possível alcançar a seguinte tabela de </text:span><text:span text:style-name="T16">speedup </text:span><text:span text:style-name="T15">seguindo a Lei de Amdahl</text:span><text:span text:style-name="T16">:</text:span></text:p>
      <text:p text:style-name="P28">Tabela <text:sequence text:ref-name="refTabela1" text:name="Tabela" text:formula="ooow:Tabela+1" style:num-format="1">2</text:sequence>: Speedup ideal para diferentes entradas e número de processadores</text:p>
      <table:table table:name="Table2" table:style-name="Table2">
        <office:dde-source office:name="soffice2" office:dde-application="soffice" office:dde-item="/home/lhwiedmer/Documents/faculdade/paralela/t1_prog_paralela/SpeedupIdeal.ods" office:dde-topic="Sheet1.A1:G7" office:automatic-update="true"/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2"/>
        <table:table-column table:style-name="Table2.G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0">Processadore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G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Tam</text:p>
          </table:table-cell>
          <table:table-cell table:style-name="Table2.A2" office:value-type="string">
            <text:p text:style-name="Table_20_Contents">Fração Sequencial</text:p>
          </table:table-cell>
          <table:table-cell table:style-name="Table2.A2" office:value-type="string">
            <text:p text:style-name="Table_20_Contents">2</text:p>
          </table:table-cell>
          <table:table-cell table:style-name="Table2.A2" office:value-type="string">
            <text:p text:style-name="Table_20_Contents">4</text:p>
          </table:table-cell>
          <table:table-cell table:style-name="Table2.A2" office:value-type="string">
            <text:p text:style-name="Table_20_Contents">8</text:p>
          </table:table-cell>
          <table:table-cell table:style-name="Table2.A2" office:value-type="string">
            <text:p text:style-name="Table_20_Contents">12</text:p>
          </table:table-cell>
          <table:table-cell table:style-name="Table2.G2" office:value-type="string">
            <text:p text:style-name="Table_20_Contents">Infinitos</text:p>
          </table:table-cell>
        </table:table-row>
        <table:table-row>
          <table:table-cell table:style-name="Table2.A2" office:value-type="string">
            <text:p text:style-name="Table_20_Contents">20000</text:p>
          </table:table-cell>
          <table:table-cell table:style-name="Table2.A2" office:value-type="string">
            <text:p text:style-name="Table_20_Contents">0,058</text:p>
          </table:table-cell>
          <table:table-cell table:style-name="Table2.A2" office:value-type="string">
            <text:p text:style-name="Table_20_Contents">1,890</text:p>
          </table:table-cell>
          <table:table-cell table:style-name="Table2.A2" office:value-type="string">
            <text:p text:style-name="Table_20_Contents">3,407</text:p>
          </table:table-cell>
          <table:table-cell table:style-name="Table2.A2" office:value-type="string">
            <text:p text:style-name="Table_20_Contents">5,690</text:p>
          </table:table-cell>
          <table:table-cell table:style-name="Table2.A2" office:value-type="string">
            <text:p text:style-name="Table_20_Contents">7,326</text:p>
          </table:table-cell>
          <table:table-cell table:style-name="Table2.G2" office:value-type="string">
            <text:p text:style-name="Table_20_Contents">17,241</text:p>
          </table:table-cell>
        </table:table-row>
        <table:table-row>
          <table:table-cell table:style-name="Table2.A2" office:value-type="string">
            <text:p text:style-name="Table_20_Contents">40000</text:p>
          </table:table-cell>
          <table:table-cell table:style-name="Table2.A2" office:value-type="string">
            <text:p text:style-name="Table_20_Contents">0,043</text:p>
          </table:table-cell>
          <table:table-cell table:style-name="Table2.A2" office:value-type="string">
            <text:p text:style-name="Table_20_Contents">1,918</text:p>
          </table:table-cell>
          <table:table-cell table:style-name="Table2.A2" office:value-type="string">
            <text:p text:style-name="Table_20_Contents">3,543</text:p>
          </table:table-cell>
          <table:table-cell table:style-name="Table2.A2" office:value-type="string">
            <text:p text:style-name="Table_20_Contents">6,149</text:p>
          </table:table-cell>
          <table:table-cell table:style-name="Table2.A2" office:value-type="string">
            <text:p text:style-name="Table_20_Contents">8,147</text:p>
          </table:table-cell>
          <table:table-cell table:style-name="Table2.G2" office:value-type="string">
            <text:p text:style-name="Table_20_Contents">23,256</text:p>
          </table:table-cell>
        </table:table-row>
        <table:table-row>
          <table:table-cell table:style-name="Table2.A2" office:value-type="string">
            <text:p text:style-name="Table_20_Contents">60000</text:p>
          </table:table-cell>
          <table:table-cell table:style-name="Table2.A2" office:value-type="string">
            <text:p text:style-name="Table_20_Contents">0,037</text:p>
          </table:table-cell>
          <table:table-cell table:style-name="Table2.A2" office:value-type="string">
            <text:p text:style-name="Table_20_Contents">1,929</text:p>
          </table:table-cell>
          <table:table-cell table:style-name="Table2.A2" office:value-type="string">
            <text:p text:style-name="Table_20_Contents">3,600</text:p>
          </table:table-cell>
          <table:table-cell table:style-name="Table2.A2" office:value-type="string">
            <text:p text:style-name="Table_20_Contents">6,354</text:p>
          </table:table-cell>
          <table:table-cell table:style-name="Table2.A2" office:value-type="string">
            <text:p text:style-name="Table_20_Contents">8,529</text:p>
          </table:table-cell>
          <table:table-cell table:style-name="Table2.G2" office:value-type="string">
            <text:p text:style-name="Table_20_Contents">27,027</text:p>
          </table:table-cell>
        </table:table-row>
        <table:table-row>
          <table:table-cell table:style-name="Table2.A2" office:value-type="string">
            <text:p text:style-name="Table_20_Contents">80000</text:p>
          </table:table-cell>
          <table:table-cell table:style-name="Table2.A2" office:value-type="string">
            <text:p text:style-name="Table_20_Contents">0,048</text:p>
          </table:table-cell>
          <table:table-cell table:style-name="Table2.A2" office:value-type="string">
            <text:p text:style-name="Table_20_Contents">1,908</text:p>
          </table:table-cell>
          <table:table-cell table:style-name="Table2.A2" office:value-type="string">
            <text:p text:style-name="Table_20_Contents">3,497</text:p>
          </table:table-cell>
          <table:table-cell table:style-name="Table2.A2" office:value-type="string">
            <text:p text:style-name="Table_20_Contents">5,988</text:p>
          </table:table-cell>
          <table:table-cell table:style-name="Table2.A2" office:value-type="string">
            <text:p text:style-name="Table_20_Contents">7,853</text:p>
          </table:table-cell>
          <table:table-cell table:style-name="Table2.G2" office:value-type="string">
            <text:p text:style-name="Table_20_Contents">20,833</text:p>
          </table:table-cell>
        </table:table-row>
        <table:table-row>
          <table:table-cell table:style-name="Table2.A2" office:value-type="string">
            <text:p text:style-name="Table_20_Contents">100000</text:p>
          </table:table-cell>
          <table:table-cell table:style-name="Table2.A2" office:value-type="string">
            <text:p text:style-name="Table_20_Contents">0,041</text:p>
          </table:table-cell>
          <table:table-cell table:style-name="Table2.A2" office:value-type="string">
            <text:p text:style-name="Table_20_Contents">1,921</text:p>
          </table:table-cell>
          <table:table-cell table:style-name="Table2.A2" office:value-type="string">
            <text:p text:style-name="Table_20_Contents">3,562</text:p>
          </table:table-cell>
          <table:table-cell table:style-name="Table2.A2" office:value-type="string">
            <text:p text:style-name="Table_20_Contents">6,216</text:p>
          </table:table-cell>
          <table:table-cell table:style-name="Table2.A2" office:value-type="string">
            <text:p text:style-name="Table_20_Contents">8,270</text:p>
          </table:table-cell>
          <table:table-cell table:style-name="Table2.G2" office:value-type="string">
            <text:p text:style-name="Table_20_Contents">24,390</text:p>
          </table:table-cell>
        </table:table-row>
      </table:table>
      <text:p text:style-name="P15"/>
      <text:p text:style-name="P19"><text:s/><text:tab/><text:span text:style-name="T47">E com ela, é possível também construir a seguinte tabela de eficiência ideal máxima:</text:span></text:p>
      <text:p text:style-name="P19"/>
      <text:p text:style-name="P28">Tabela <text:sequence text:ref-name="refTabela2" text:name="Tabela" text:formula="ooow:Tabela+1" style:num-format="1">3</text:sequence>: Eficiência ideal para diferentes entradas e número de processadores</text:p>
      <table:table table:name="Table4" table:style-name="Table4">
        <office:dde-source office:name="soffice4" office:dde-application="soffice" office:dde-item="/home/lhwiedmer/Documents/faculdade/paralela/t1_prog_paralela/tabela_eficiencia_ideal.ods" office:dde-topic="Sheet1.A1:F7" office:automatic-update="true"/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>Processadores</text:p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F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Tam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2</text:p>
          </table:table-cell>
          <table:table-cell table:style-name="Table4.A2" office:value-type="string">
            <text:p text:style-name="Table_20_Contents">4</text:p>
          </table:table-cell>
          <table:table-cell table:style-name="Table4.A2" office:value-type="string">
            <text:p text:style-name="Table_20_Contents">8</text:p>
          </table:table-cell>
          <table:table-cell table:style-name="Table4.F2" office:value-type="string">
            <text:p text:style-name="Table_20_Contents">12</text:p>
          </table:table-cell>
        </table:table-row>
        <table:table-row>
          <table:table-cell table:style-name="Table4.A2" office:value-type="string">
            <text:p text:style-name="Table_20_Contents">20000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0,95</text:p>
          </table:table-cell>
          <table:table-cell table:style-name="Table4.A2" office:value-type="string">
            <text:p text:style-name="Table_20_Contents">0,85</text:p>
          </table:table-cell>
          <table:table-cell table:style-name="Table4.A2" office:value-type="string">
            <text:p text:style-name="Table_20_Contents">0,71</text:p>
          </table:table-cell>
          <table:table-cell table:style-name="Table4.F2" office:value-type="string">
            <text:p text:style-name="Table_20_Contents">0,60</text:p>
          </table:table-cell>
        </table:table-row>
        <table:table-row>
          <table:table-cell table:style-name="Table4.A2" office:value-type="string">
            <text:p text:style-name="Table_20_Contents">40000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0,96</text:p>
          </table:table-cell>
          <table:table-cell table:style-name="Table4.A2" office:value-type="string">
            <text:p text:style-name="Table_20_Contents">0,89</text:p>
          </table:table-cell>
          <table:table-cell table:style-name="Table4.A2" office:value-type="string">
            <text:p text:style-name="Table_20_Contents">0,77</text:p>
          </table:table-cell>
          <table:table-cell table:style-name="Table4.F2" office:value-type="string">
            <text:p text:style-name="Table_20_Contents">0,68</text:p>
          </table:table-cell>
        </table:table-row>
        <table:table-row>
          <table:table-cell table:style-name="Table4.A2" office:value-type="string">
            <text:p text:style-name="Table_20_Contents">60000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0,96</text:p>
          </table:table-cell>
          <table:table-cell table:style-name="Table4.A2" office:value-type="string">
            <text:p text:style-name="Table_20_Contents">0,90</text:p>
          </table:table-cell>
          <table:table-cell table:style-name="Table4.A2" office:value-type="string">
            <text:p text:style-name="Table_20_Contents">0,79</text:p>
          </table:table-cell>
          <table:table-cell table:style-name="Table4.F2" office:value-type="string">
            <text:p text:style-name="Table_20_Contents">0,71</text:p>
          </table:table-cell>
        </table:table-row>
        <table:table-row>
          <table:table-cell table:style-name="Table4.A2" office:value-type="string">
            <text:p text:style-name="Table_20_Contents">80000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0,95</text:p>
          </table:table-cell>
          <table:table-cell table:style-name="Table4.A2" office:value-type="string">
            <text:p text:style-name="Table_20_Contents">0,87</text:p>
          </table:table-cell>
          <table:table-cell table:style-name="Table4.A2" office:value-type="string">
            <text:p text:style-name="Table_20_Contents">0,75</text:p>
          </table:table-cell>
          <table:table-cell table:style-name="Table4.F2" office:value-type="string">
            <text:p text:style-name="Table_20_Contents">0,65</text:p>
          </table:table-cell>
        </table:table-row>
        <table:table-row>
          <table:table-cell table:style-name="Table4.A2" office:value-type="string">
            <text:p text:style-name="Table_20_Contents">100000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0,96</text:p>
          </table:table-cell>
          <table:table-cell table:style-name="Table4.A2" office:value-type="string">
            <text:p text:style-name="Table_20_Contents">0,89</text:p>
          </table:table-cell>
          <table:table-cell table:style-name="Table4.A2" office:value-type="string">
            <text:p text:style-name="Table_20_Contents">0,78</text:p>
          </table:table-cell>
          <table:table-cell table:style-name="Table4.F2" office:value-type="string">
            <text:p text:style-name="Table_20_Contents">0,69</text:p>
          </table:table-cell>
        </table:table-row>
      </table:table>
      <text:p text:style-name="P19"/>
      <text:p text:style-name="P19"/>
      <text:p text:style-name="P10">6. Speedup real e eficiência</text:p>
      <text:p text:style-name="P10"><text:tab/><text:span text:style-name="T31">Utilizando </text:span><text:span text:style-name="T33">o algoritmo os resultados mostrados na Tabela 1, é possível calcular o speedup real do algoritmo paralelo desenvolvido, produzindo assim a seguinte tabela:</text:span></text:p>
      <text:p text:style-name="P10"><text:span text:style-name="T33"/></text:p>
      <text:p text:style-name="P10"><text:span text:style-name="T33"/></text:p>
      <text:p text:style-name="P10"><text:span text:style-name="T33"/></text:p>
      <text:p text:style-name="P10"><text:span text:style-name="T33"/></text:p>
      <text:p text:style-name="P27"><text:soft-page-break/>Tab<text:span text:style-name="T46">ela </text:span><text:span text:style-name="T48">4</text:span>: Speedup real para diferentes entradas e números de threads</text:p>
      <table:table table:name="Table3" table:style-name="Table3">
        <office:dde-source office:name="soffice3" office:dde-application="soffice" office:dde-item="/home/lhwiedmer/Documents/faculdade/paralela/t1_prog_paralela/tabela_speedup.ods" office:dde-topic="Sheet1.A1:G7" office:automatic-update="true"/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Threads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G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Tam</text:p>
          </table:table-cell>
          <table:table-cell table:style-name="Table3.A2" office:value-type="string">
            <text:p text:style-name="Table_20_Contents">Sequencial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2</text:p>
          </table:table-cell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8</text:p>
          </table:table-cell>
          <table:table-cell table:style-name="Table3.G2" office:value-type="string">
            <text:p text:style-name="Table_20_Contents">12</text:p>
          </table:table-cell>
        </table:table-row>
        <table:table-row>
          <table:table-cell table:style-name="Table3.A2" office:value-type="string">
            <text:p text:style-name="Table_20_Contents">20000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0,91</text:p>
          </table:table-cell>
          <table:table-cell table:style-name="Table3.A2" office:value-type="string">
            <text:p text:style-name="Table_20_Contents">1,64</text:p>
          </table:table-cell>
          <table:table-cell table:style-name="Table3.A2" office:value-type="string">
            <text:p text:style-name="Table_20_Contents">2,24</text:p>
          </table:table-cell>
          <table:table-cell table:style-name="Table3.A2" office:value-type="string">
            <text:p text:style-name="Table_20_Contents">2,87</text:p>
          </table:table-cell>
          <table:table-cell table:style-name="Table3.G2" office:value-type="string">
            <text:p text:style-name="Table_20_Contents">3,29</text:p>
          </table:table-cell>
        </table:table-row>
        <table:table-row>
          <table:table-cell table:style-name="Table3.A2" office:value-type="string">
            <text:p text:style-name="Table_20_Contents">40000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0,91</text:p>
          </table:table-cell>
          <table:table-cell table:style-name="Table3.A2" office:value-type="string">
            <text:p text:style-name="Table_20_Contents">1,69</text:p>
          </table:table-cell>
          <table:table-cell table:style-name="Table3.A2" office:value-type="string">
            <text:p text:style-name="Table_20_Contents">2,39</text:p>
          </table:table-cell>
          <table:table-cell table:style-name="Table3.A2" office:value-type="string">
            <text:p text:style-name="Table_20_Contents">3,12</text:p>
          </table:table-cell>
          <table:table-cell table:style-name="Table3.G2" office:value-type="string">
            <text:p text:style-name="Table_20_Contents">3,69</text:p>
          </table:table-cell>
        </table:table-row>
        <table:table-row>
          <table:table-cell table:style-name="Table3.A2" office:value-type="string">
            <text:p text:style-name="Table_20_Contents">60000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0,89</text:p>
          </table:table-cell>
          <table:table-cell table:style-name="Table3.A2" office:value-type="string">
            <text:p text:style-name="Table_20_Contents">1,68</text:p>
          </table:table-cell>
          <table:table-cell table:style-name="Table3.A2" office:value-type="string">
            <text:p text:style-name="Table_20_Contents">2,39</text:p>
          </table:table-cell>
          <table:table-cell table:style-name="Table3.A2" office:value-type="string">
            <text:p text:style-name="Table_20_Contents">3,18</text:p>
          </table:table-cell>
          <table:table-cell table:style-name="Table3.G2" office:value-type="string">
            <text:p text:style-name="Table_20_Contents">3,82</text:p>
          </table:table-cell>
        </table:table-row>
        <table:table-row>
          <table:table-cell table:style-name="Table3.A2" office:value-type="string">
            <text:p text:style-name="Table_20_Contents">80000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0,9</text:p>
          </table:table-cell>
          <table:table-cell table:style-name="Table3.A2" office:value-type="string">
            <text:p text:style-name="Table_20_Contents">1,69</text:p>
          </table:table-cell>
          <table:table-cell table:style-name="Table3.A2" office:value-type="string">
            <text:p text:style-name="Table_20_Contents">2,39</text:p>
          </table:table-cell>
          <table:table-cell table:style-name="Table3.A2" office:value-type="string">
            <text:p text:style-name="Table_20_Contents">3,18</text:p>
          </table:table-cell>
          <table:table-cell table:style-name="Table3.G2" office:value-type="string">
            <text:p text:style-name="Table_20_Contents">3,77</text:p>
          </table:table-cell>
        </table:table-row>
        <table:table-row>
          <table:table-cell table:style-name="Table3.A2" office:value-type="string">
            <text:p text:style-name="Table_20_Contents">100000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0,9</text:p>
          </table:table-cell>
          <table:table-cell table:style-name="Table3.A2" office:value-type="string">
            <text:p text:style-name="Table_20_Contents">1,69</text:p>
          </table:table-cell>
          <table:table-cell table:style-name="Table3.A2" office:value-type="string">
            <text:p text:style-name="Table_20_Contents">2,41</text:p>
          </table:table-cell>
          <table:table-cell table:style-name="Table3.A2" office:value-type="string">
            <text:p text:style-name="Table_20_Contents">3,25</text:p>
          </table:table-cell>
          <table:table-cell table:style-name="Table3.G2" office:value-type="string">
            <text:p text:style-name="Table_20_Contents">3,91</text:p>
          </table:table-cell>
        </table:table-row>
      </table:table>
      <text:p text:style-name="P10"><text:span text:style-name="T34"/></text:p>
      <text:p text:style-name="P12"><text:span text:style-name="T34"><text:tab/></text:span><text:span text:style-name="T20">E com ela, é podemos construir uma tabela de eficiência, e comparar os resultados com a Tabela 3 para melhor entendimento dos dados:</text:span></text:p>
      <text:p text:style-name="P31"><text:tab/></text:p>
      <table:table table:name="Table5" table:style-name="Table5">
        <office:dde-source office:name="soffice5" office:dde-application="soffice" office:dde-item="/home/lhwiedmer/Documents/faculdade/paralela/t1_prog_paralela/tabela_eficiencia_real.ods" office:dde-topic="Sheet1.A1:G7" office:automatic-update="true"/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Threads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G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Tam</text:p>
          </table:table-cell>
          <table:table-cell table:style-name="Table5.A2" office:value-type="string">
            <text:p text:style-name="Table_20_Contents">Sequencial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2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8</text:p>
          </table:table-cell>
          <table:table-cell table:style-name="Table5.G2" office:value-type="string">
            <text:p text:style-name="Table_20_Contents">12</text:p>
          </table:table-cell>
        </table:table-row>
        <table:table-row>
          <table:table-cell table:style-name="Table5.A2" office:value-type="string">
            <text:p text:style-name="Table_20_Contents">20000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0,91</text:p>
          </table:table-cell>
          <table:table-cell table:style-name="Table5.A2" office:value-type="string">
            <text:p text:style-name="Table_20_Contents">0,82</text:p>
          </table:table-cell>
          <table:table-cell table:style-name="Table5.A2" office:value-type="string">
            <text:p text:style-name="Table_20_Contents">0,56</text:p>
          </table:table-cell>
          <table:table-cell table:style-name="Table5.A2" office:value-type="string">
            <text:p text:style-name="Table_20_Contents">0,36</text:p>
          </table:table-cell>
          <table:table-cell table:style-name="Table5.G2" office:value-type="string">
            <text:p text:style-name="Table_20_Contents">0,27</text:p>
          </table:table-cell>
        </table:table-row>
        <table:table-row>
          <table:table-cell table:style-name="Table5.A2" office:value-type="string">
            <text:p text:style-name="Table_20_Contents">40000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0,91</text:p>
          </table:table-cell>
          <table:table-cell table:style-name="Table5.A2" office:value-type="string">
            <text:p text:style-name="Table_20_Contents">0,85</text:p>
          </table:table-cell>
          <table:table-cell table:style-name="Table5.A2" office:value-type="string">
            <text:p text:style-name="Table_20_Contents">0,60</text:p>
          </table:table-cell>
          <table:table-cell table:style-name="Table5.A2" office:value-type="string">
            <text:p text:style-name="Table_20_Contents">0,39</text:p>
          </table:table-cell>
          <table:table-cell table:style-name="Table5.G2" office:value-type="string">
            <text:p text:style-name="Table_20_Contents">0,31</text:p>
          </table:table-cell>
        </table:table-row>
        <table:table-row>
          <table:table-cell table:style-name="Table5.A2" office:value-type="string">
            <text:p text:style-name="Table_20_Contents">60000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0,89</text:p>
          </table:table-cell>
          <table:table-cell table:style-name="Table5.A2" office:value-type="string">
            <text:p text:style-name="Table_20_Contents">0,84</text:p>
          </table:table-cell>
          <table:table-cell table:style-name="Table5.A2" office:value-type="string">
            <text:p text:style-name="Table_20_Contents">0,60</text:p>
          </table:table-cell>
          <table:table-cell table:style-name="Table5.A2" office:value-type="string">
            <text:p text:style-name="Table_20_Contents">0,40</text:p>
          </table:table-cell>
          <table:table-cell table:style-name="Table5.G2" office:value-type="string">
            <text:p text:style-name="Table_20_Contents">0,32</text:p>
          </table:table-cell>
        </table:table-row>
        <table:table-row>
          <table:table-cell table:style-name="Table5.A2" office:value-type="string">
            <text:p text:style-name="Table_20_Contents">80000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0,90</text:p>
          </table:table-cell>
          <table:table-cell table:style-name="Table5.A2" office:value-type="string">
            <text:p text:style-name="Table_20_Contents">0,85</text:p>
          </table:table-cell>
          <table:table-cell table:style-name="Table5.A2" office:value-type="string">
            <text:p text:style-name="Table_20_Contents">0,60</text:p>
          </table:table-cell>
          <table:table-cell table:style-name="Table5.A2" office:value-type="string">
            <text:p text:style-name="Table_20_Contents">0,40</text:p>
          </table:table-cell>
          <table:table-cell table:style-name="Table5.G2" office:value-type="string">
            <text:p text:style-name="Table_20_Contents">0,31</text:p>
          </table:table-cell>
        </table:table-row>
        <table:table-row>
          <table:table-cell table:style-name="Table5.A2" office:value-type="string">
            <text:p text:style-name="Table_20_Contents">100000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0,90</text:p>
          </table:table-cell>
          <table:table-cell table:style-name="Table5.A2" office:value-type="string">
            <text:p text:style-name="Table_20_Contents">0,85</text:p>
          </table:table-cell>
          <table:table-cell table:style-name="Table5.A2" office:value-type="string">
            <text:p text:style-name="Table_20_Contents">0,60</text:p>
          </table:table-cell>
          <table:table-cell table:style-name="Table5.A2" office:value-type="string">
            <text:p text:style-name="Table_20_Contents">0,41</text:p>
          </table:table-cell>
          <table:table-cell table:style-name="Table5.G2" office:value-type="string">
            <text:p text:style-name="Table_20_Contents">0,33</text:p>
          </table:table-cell>
        </table:table-row>
      </table:table>
      <text:p text:style-name="P12"/>
      <text:p text:style-name="P10"><text:span text:style-name="T34"><text:tab/></text:span><text:span text:style-name="T35">Ao comparar </text:span><text:span text:style-name="T36">a eficiência</text:span><text:span text:style-name="T35"> ideal máxim</text:span><text:span text:style-name="T36">a com a eficiência</text:span><text:span text:style-name="T35"> real obtid</text:span><text:span text:style-name="T36">a</text:span><text:span text:style-name="T35"> a partir dos testes, é possível verificar que o algoritmo está longe da eficiência teórica. Esse resultado está dentro do esperado, por conta do custo de overhead do algoritmo(como a criação e gerenciamento da threads). </text:span><text:span text:style-name="T36">Além de que, no caso de 8 e 12 threads, os resultados necessariamente seriam diferentes, já que o processador utilizado tem 6 núcleos físicos e 12 threads, logo, quando se usa mais de 6 threads, é esperado que a eficiência caia bastante, já que o processador não é fisicamente capaz de paralelizar mais de 6 threads.</text:span></text:p>
      <text:p text:style-name="P10"><text:span text:style-name="T36"><text:tab/></text:span><text:span text:style-name="T37">Com esses resultados, podemos verificar que, para essas entradas, o algoritmo não é escalável, já que mesmo aumentando o temanho da entrada, a eficiência aumenta muito pouco comparando o mesmo número de threads. Isso provavelmente ocorre porque em várias partes do processo(início e fim, por processar em diagonal), nem todas as threads são aproveitadas. </text:span><text:span text:style-name="T38">O uso de tasks, criadas por uma thread única, e consumidas pelas outras, provavelmente ajudaria nisso, já que faria com que, cada vez que uma tarefa é terminada, </text:span><text:span text:style-name="T40">a thread que acabou de terminar a mesma, começaria outra tarefa</text:span><text:span text:style-name="T38">.</text:span><text:span text:style-name="T37"> </text:span></text:p>
      <text:p text:style-name="P10"><text:span text:style-name="T37"><text:tab/></text:span><text:span text:style-name="T38">Baseado nisso, surge a dúvida se a paralelização desse algoritmo utilizando o método apresentado, faz sentido em contextos reais, especialmete para grandes números de threads.</text:span></text:p>
      <text:p text:style-name="P32"><text:tab/></text:p>
      <text:p text:style-name="P13"><text:soft-page-break/>7.Conclusão</text:p>
      <text:p text:style-name="P13"><text:tab/><text:span text:style-name="T20">Baseando-se nos dados aqui apresentados, é possível afirmar que, </text:span><text:span text:style-name="T41">devido a não escalabilidade do algoritmo</text:span><text:span text:style-name="T20">, </text:span><text:span text:style-name="T42">nem sempre</text:span><text:span text:style-name="T20"> é interessante utilizar o máximo possível de threads ao paralelizar o algoritmo LCS da forma apresentada.</text:span></text:p>
      <text:p text:style-name="P13"><text:span text:style-name="T20"><text:tab/>Se o usuário quiser o máximo possível de </text:span><text:span text:style-name="T42">desempenho</text:span><text:span text:style-name="T20">, vale a pena, já </text:span><text:span text:style-name="T42">que usar mais threads trará mais ganhos, ainda que modestos</text:span><text:span text:style-name="T20">, mas para aplicações que devem dividir threads com outras tarefas, faria mais sentido limitar o uso de threads do algoritmo, já que o ganho de desempenho ao utilizar várias threads provavelmente seria menor do que ao entregar as threads para tarefas completamente diferentes.</text:span></text:p>
      <text:p text:style-name="P33"><text:s/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a" style:family="paragraph" style:parent-style-name="Caption"/>
    <style:style style:name="Table" style:family="paragraph" style:parent-style-name="Caption" style:class="extra"/>
    <style:style style:name="Texto" style:family="paragraph" style:parent-style-name="Caption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5:35:11.737552564</meta:creation-date>
    <dc:date>2025-05-14T22:30:39.379451911</dc:date>
    <meta:editing-duration>PT4H55M29S</meta:editing-duration>
    <meta:editing-cycles>26</meta:editing-cycles>
    <meta:generator>LibreOffice/24.2.7.2$Linux_X86_64 LibreOffice_project/420$Build-2</meta:generator>
    <meta:print-date>2025-05-14T19:28:23.432261197</meta:print-date>
    <meta:printed-by>PDF files</meta:printed-by>
    <meta:document-statistic meta:table-count="5" meta:image-count="0" meta:object-count="2" meta:page-count="6" meta:paragraph-count="306" meta:word-count="1670" meta:character-count="10160" meta:non-whitespace-character-count="8492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row>
              <mi mathvariant="italic">min</mi>
              <mrow>
                <mo fence="true" form="prefix" stretchy="false">(</mo>
                <mrow>
                  <mrow>
                    <mi>n</mi>
                    <mi>,</mi>
                    <mi>m</mi>
                  </mrow>
                </mrow>
                <mo fence="true" form="postfix" stretchy="false">)</mo>
              </mrow>
            </mrow>
          </msup>
        </mrow>
        <mo fence="true" form="postfix" stretchy="false">)</mo>
      </mrow>
    </mrow>
    <annotation encoding="StarMath 5.0">O(2^{min(n,m)}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o stretchy="false">∗</mo>
            <mi>m</mi>
          </mrow>
        </mrow>
        <mo fence="true" form="postfix" stretchy="false">)</mo>
      </mrow>
    </mrow>
    <annotation encoding="StarMath 5.0">O(n*m)</annotation>
  </semantics>
</math>
</file>